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Text_20_body">
      <style:text-properties officeooo:paragraph-rsid="0000d42e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Frame1" text:anchor-type="as-char" draw:z-index="0"><draw:text-box fo:min-height="0.0161in" fo:min-width="0.0161in"><text:h text:style-name="P1" text:outline-level="1">## </text:h></draw:text-box></draw:frame>REQUired Documents</text:h>
      <text:p text:style-name="Text_20_body">/etc/squid.conf</text:p>
      <text:p text:style-name="Text_20_body">```vim</text:p>
      <text:p text:style-name="Text_20_body"/>
      <text:p text:style-name="Preformatted_20_Text"># --- NETWORK PARAMETERS ---</text:p>
      <text:p text:style-name="Preformatted_20_Text">http_port 3128</text:p>
      <text:p text:style-name="Preformatted_20_Text">visible_hostname squid.example.local</text:p>
      <text:p text:style-name="Preformatted_20_Text"/>
      <text:p text:style-name="Preformatted_20_Text"># --- NETWORK SEGMENTATION (ACLs) ---</text:p>
      <text:p text:style-name="Preformatted_20_Text">acl MGMT src 10.0.10.0/24</text:p>
      <text:p text:style-name="Preformatted_20_Text">acl CORP_LAN src 10.0.20.0/24</text:p>
      <text:p text:style-name="Preformatted_20_Text">acl DMZ src 10.0.30.0/24</text:p>
      <text:p text:style-name="Preformatted_20_Text">acl APP src 10.0.40.0/24</text:p>
      <text:p text:style-name="Preformatted_20_Text">acl DB src 10.0.50.0/24</text:p>
      <text:p text:style-name="Preformatted_20_Text">acl SEC_OPS src 10.0.60.0/24</text:p>
      <text:p text:style-name="Preformatted_20_Text">acl GUEST src 10.0.70.0/24</text:p>
      <text:p text:style-name="Preformatted_20_Text">acl localhost src 127.0.0.1/32</text:p>
      <text:p text:style-name="Preformatted_20_Text"/>
      <text:p text:style-name="Preformatted_20_Text"># --- TARGETS (Whitelists) ---</text:p>
      <text:p text:style-name="Preformatted_20_Text">acl acl_mgmt_dst dstdomain "/etc/squid/whitelists/whitelist_mgmt.txt"</text:p>
      <text:p text:style-name="Preformatted_20_Text">acl acl_corp_dst dstdomain "/etc/squid/whitelists/whitelist_corp.txt"</text:p>
      <text:p text:style-name="Preformatted_20_Text">acl acl_dmz_dst dstdomain "/etc/squid/whitelists/whitelist_dmz.txt"</text:p>
      <text:p text:style-name="Preformatted_20_Text">acl acl_app_dst dstdomain "/etc/squid/whitelists/whitelist_app.txt"</text:p>
      <text:p text:style-name="Preformatted_20_Text">acl acl_db_dst dstdomain "/etc/squid/whitelists/whitelist_db.txt"</text:p>
      <text:p text:style-name="Preformatted_20_Text">acl acl_sec_dst dstdomain "/etc/squid/whitelists/whitelist_sec.txt"</text:p>
      <text:p text:style-name="Preformatted_20_Text"/>
      <text:p text:style-name="Preformatted_20_Text"># --- PORTS ---</text:p>
      <text:p text:style-name="Preformatted_20_Text">acl SSL_ports port 443</text:p>
      <text:p text:style-name="Preformatted_20_Text">acl Safe_ports port 80</text:p>
      <text:p text:style-name="Preformatted_20_Text">acl Safe_ports port 443</text:p>
      <text:p text:style-name="Preformatted_20_Text">acl CONNECT method CONNECT</text:p>
      <text:p text:style-name="Preformatted_20_Text"/>
      <text:p text:style-name="Preformatted_20_Text"># --- ACCESS RULES ---</text:p>
      <text:p text:style-name="Preformatted_20_Text">http_access deny !Safe_ports</text:p>
      <text:p text:style-name="Preformatted_20_Text">http_access deny CONNECT !SSL_ports</text:p>
      <text:p text:style-name="Preformatted_20_Text"/>
      <text:p text:style-name="Preformatted_20_Text">http_access allow localhost</text:p>
      <text:p text:style-name="Preformatted_20_Text">http_access allow MGMT acl_mgmt_dst</text:p>
      <text:p text:style-name="Preformatted_20_Text">http_access allow CORP_LAN acl_corp_dst</text:p>
      <text:p text:style-name="Preformatted_20_Text">http_access allow DMZ acl_dmz_dst</text:p>
      <text:p text:style-name="Preformatted_20_Text">http_access allow APP acl_app_dst</text:p>
      <text:p text:style-name="Preformatted_20_Text">http_access allow DB acl_db_dst</text:p>
      <text:p text:style-name="Preformatted_20_Text">http_access allow SEC_OPS acl_sec_dst</text:p>
      <text:p text:style-name="Preformatted_20_Text"/>
      <text:p text:style-name="Preformatted_20_Text">http_access deny all</text:p>
      <text:p text:style-name="Preformatted_20_Text"/>
      <text:p text:style-name="Preformatted_20_Text"># --- CACHE &amp; LOG SETTINGS ---</text:p>
      <text:p text:style-name="Preformatted_20_Text">cache_mem 128 MB</text:p>
      <text:p text:style-name="Preformatted_20_Text">maximum_object_size_in_memory 2 MB</text:p>
      <text:p text:style-name="Preformatted_20_Text">cache_dir ufs /var/spool/squid 1000 16 256</text:p>
      <text:p text:style-name="Preformatted_20_Text">maximum_object_size 10 MB</text:p>
      <text:p text:style-name="Preformatted_20_Text">access_log /var/log/squid/access.log squid</text:p>
      <text:p text:style-name="Preformatted_20_Text">cache_log /var/log/squid/cache.log</text:p>
      <text:p text:style-name="Preformatted_20_Text"/>
      <text:p text:style-name="Preformatted_20_Text"><text:soft-page-break/># --- UBUNTU SPECIFIC ---</text:p>
      <text:p text:style-name="Preformatted_20_Text">error_directory /usr/share/squid/errors/en</text:p>
      <text:p text:style-name="Preformatted_20_Text">coredump_dir /var/spool/squid</text:p>
      <text:p text:style-name="Preformatted_20_Text"/>
      <text:p text:style-name="Preformatted_20_Text">refresh_pattern ^ftp: 1440 20% 10080</text:p>
      <text:p text:style-name="Preformatted_20_Text">refresh_pattern ^gopher: 1440 0% 1440</text:p>
      <text:p text:style-name="Preformatted_20_Text">refresh_pattern -i (/cgi-bin/|\?) 0 0% 0</text:p>
      <text:p text:style-name="Preformatted_20_Text">refresh_pattern . 0 20% 4320</text:p>
      <text:p text:style-name="Preformatted_20_Text"/>
      <text:p text:style-name="Text_20_body">```</text:p>
      <text:p text:style-name="Text_20_body"/>
      <text:p text:style-name="Text_20_body">whitelist_mgmt.txt</text:p>
      <text:p text:style-name="Text_20_body"/>
      <text:p text:style-name="Text_20_body">```vim</text:p>
      <text:p text:style-name="Text_20_body">vim /etc/squid/whitelists/whitelist_mgmt.txt</text:p>
      <text:p text:style-name="Text_20_body">.mirrors.cicku.me <text:line-break/>.mirror.vhosting-it.com <text:line-break/>.ctrliq.cloud <text:line-break/>.rockylinux.org <text:line-break/>.fedoraproject.org <text:line-break/>.kernel.org <text:line-break/>.isc.org <text:line-break/>.ansible.com <text:line-break/>.pypi.org <text:line-break/>.pythonhosted.org <text:line-break/>.launchpadcontent.net <text:line-break/>.canonical.com <text:line-break/>.cloudflare.com <text:line-break/>.ubuntu.com <text:line-break/>.fedoraproject.org <text:line-break/>.suricata-ids.org <text:line-break/><text:line-break/>.elastic.co <text:line-break/>.prometheus.io <text:line-break/>.grafana.com <text:line-break/>.docker.com <text:line-break/>.docker.io<text:line-break/><text:line-break/></text:p>
      <text:p text:style-name="Text_20_body">```</text:p>
      <text:p text:style-name="Text_20_body"/>
      <text:p text:style-name="Text_20_body"><text:soft-page-break/>whitelist_corp.txt </text:p>
      <text:p text:style-name="Text_20_body"/>
      <text:p text:style-name="Text_20_body">```vim</text:p>
      <text:p text:style-name="Text_20_body">vim /etc/squid/whitelists/whitelist_corp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```</text:p>
      <text:p text:style-name="Text_20_body"/>
      <text:p text:style-name="Text_20_body">whitelist_dmz.txt </text:p>
      <text:p text:style-name="Text_20_body"/>
      <text:p text:style-name="Text_20_body">```vim</text:p>
      <text:p text:style-name="Text_20_body">vim /etc/squid/whitelists/whitelist_dmz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nginx.org</text:p>
      <text:p text:style-name="Text_20_body">.haproxy.org</text:p>
      <text:p text:style-name="Text_20_body">```</text:p>
      <text:p text:style-name="Text_20_body"/>
      <text:p text:style-name="Text_20_body">whitelist_app.txt </text:p>
      <text:p text:style-name="Text_20_body"/>
      <text:p text:style-name="Text_20_body">```vim</text:p>
      <text:p text:style-name="Text_20_body">vim /etc/squid/whitelists/whitelist_app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<text:soft-page-break/>.kubernetes.io</text:p>
      <text:p text:style-name="Text_20_body">.docker.com</text:p>
      <text:p text:style-name="Text_20_body">.io.containerd</text:p>
      <text:p text:style-name="Text_20_body">```</text:p>
      <text:p text:style-name="Text_20_body"/>
      <text:p text:style-name="Text_20_body">whitelist_db.txt </text:p>
      <text:p text:style-name="Text_20_body"/>
      <text:p text:style-name="Text_20_body">```vim</text:p>
      <text:p text:style-name="Text_20_body">vim /etc/squid/whitelists/whitelist_db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mariadb.org</text:p>
      <text:p text:style-name="Text_20_body">.postgresql.org</text:p>
      <text:p text:style-name="Text_20_body">```</text:p>
      <text:p text:style-name="Text_20_body"/>
      <text:p text:style-name="Text_20_body">whitelist_sec.txt </text:p>
      <text:p text:style-name="Text_20_body"/>
      <text:p text:style-name="Text_20_body">```vim</text:p>
      <text:p text:style-name="Text_20_body">vim /etc/squid/whitelists/whitelist_sec.txt</text:p>
      <text:p text:style-name="P2">vim /etc/squid/whitelists/whitelist_mgmt.txt</text:p>
      <text:p text:style-name="Text_20_body">.mirrors.cicku.me <text:line-break/>.mirror.vhosting-it.com <text:line-break/>.ctrliq.cloud <text:line-break/>.rockylinux.org <text:line-break/>.fedoraproject.org <text:line-break/>.kernel.org <text:line-break/>.isc.org <text:line-break/>.ansible.com <text:line-break/>.pypi.org <text:line-break/>.pythonhosted.org <text:line-break/>.launchpadcontent.net <text:line-break/><text:soft-page-break/>.canonical.com <text:line-break/>.cloudflare.com <text:line-break/>.ubuntu.com <text:line-break/>.fedoraproject.org <text:line-break/>.suricata-ids.org <text:line-break/><text:line-break/>.elastic.co <text:line-break/>.prometheus.io <text:line-break/>.grafana.com <text:line-break/>.docker.com <text:line-break/>.docker.io<text:line-break/><text:line-break/></text:p>
      <text:p text:style-name="Text_20_body">```</text:p>
      <text:p text:style-name="Text_20_body"/>
      <text:p text:style-name="Text_20_body">create these files wita script</text:p>
      <text:p text:style-name="Text_20_body"/>
      <text:p text:style-name="Text_20_body">```sh</text:p>
      <text:p text:style-name="Text_20_body">#!/bin/bash</text:p>
      <text:p text:style-name="Text_20_body">cat &lt;&lt;'EOF' &gt; /etc/squid/whitelists/deneme1.txt</text:p>
      <text:p text:style-name="Text_20_body">.ubuntu.com</text:p>
      <text:p text:style-name="Text_20_body">.archive.ubuntu.com</text:p>
      <text:p text:style-name="Text_20_body">EOF</text:p>
      <text:p text:style-name="Text_20_body">cat &lt;&lt;'EOF' &gt; /etc/squid/whitelists/deneme2.txt</text:p>
      <text:p text:style-name="Text_20_body">.ubuntu.com</text:p>
      <text:p text:style-name="Text_20_body">.archive.ubuntu.com</text:p>
      <text:p text:style-name="Text_20_body">EOF</text:p>
      <text:p text:style-name="Text_20_body">```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23:26:09.826746718</meta:creation-date>
    <dc:date>2026-02-02T19:16:25.843967392</dc:date>
    <meta:editing-duration>PT5H36M42S</meta:editing-duration>
    <meta:editing-cycles>4</meta:editing-cycles>
    <meta:generator>LibreOffice/25.8.4.2$Linux_X86_64 LibreOffice_project/290daaa01b999472f0c7a3890eb6a550fd74c6df</meta:generator>
    <meta:document-statistic meta:table-count="0" meta:image-count="0" meta:object-count="0" meta:page-count="5" meta:paragraph-count="116" meta:word-count="320" meta:character-count="3425" meta:non-whitespace-character-count="3169"/>
  </office:meta>
</office:document-meta>
</file>